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d2a49"/>
    </style:style>
    <style:style style:name="P2" style:family="paragraph" style:parent-style-name="Preformatted_20_Text">
      <style:text-properties officeooo:rsid="000ec080" officeooo:paragraph-rsid="000ec080"/>
    </style:style>
    <style:style style:name="T1" style:family="text">
      <style:text-properties officeooo:rsid="000b6b89"/>
    </style:style>
    <style:style style:name="T2" style:family="text">
      <style:text-properties officeooo:rsid="000d2a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2a4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2a4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hapitre 2 </text:p>
      <text:p text:style-name="Preformatted_20_Text"/>
      <text:p text:style-name="Preformatted_20_Text">CLI : Command Line Interface</text:p>
      <text:p text:style-name="Preformatted_20_Text"/>
      <text:p text:style-name="Preformatted_20_Text">Types de <text:span text:style-name="T1">connexion</text:span>:</text:p>
      <text:p text:style-name="Preformatted_20_Text"><text:tab/>- Console : mode hors ligne direct sur la machine</text:p>
      <text:p text:style-name="Preformatted_20_Text"><text:tab/>- SSH : En ligne connecté au serveur</text:p>
      <text:p text:style-name="Preformatted_20_Text"><text:tab/>- Telnet : SSH pas sécurisé (mdp en clair)</text:p>
      <text:p text:style-name="Preformatted_20_Text"><text:tab/>- AUX : connexion via <text:span text:style-name="T1">câble</text:span> téléphonique</text:p>
      <text:p text:style-name="Preformatted_20_Text"/>
      <text:p text:style-name="Preformatted_20_Text">Modes de commande :</text:p>
      <text:p text:style-name="Preformatted_20_Text"><text:tab/>- Mode d'exécution simple (toto&gt;)</text:p>
      <text:p text:style-name="P1"><text:tab/>- Mode d'exécution privilégiée (root#)</text:p>
      <text:p text:style-name="P1"/>
      <text:p text:style-name="P1"><text:span text:style-name="T2">Dans une commande le paramètre ($1 etc) peut être :</text:span></text:p>
      <text:p text:style-name="P1"><text:tab/>- <text:span text:style-name="T2">Un argument (à entrer par l’utilisateur , genre une adresse IP)</text:span></text:p>
      <text:p text:style-name="P1"><text:tab/>- <text:span text:style-name="T2">Un mot clef genre « show </text:span><text:span text:style-name="T4">ip protocols » </text:span><text:span text:style-name="T6">déjà défini par la commande</text:span></text:p>
      <text:p text:style-name="Preformatted_20_Text"/>
      <text:p text:style-name="P2">Fichiers importants :</text:p>
      <text:p text:style-name="P2"><text:tab/>- <text:span text:style-name="T3">startup-config </text:span><text:span text:style-name="T5">: commandes exécutées lors du démarrage du routeur</text:span></text:p>
      <text:p text:style-name="P2"><text:span text:style-name="T5"><text:tab/>- </text:span><text:span text:style-name="T3">running-config</text:span><text:span text:style-name="T5"> : configuration actuelle du routeu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date>2018-11-23T14:53:01.384000000</dc:date>
    <meta:editing-duration>PT18M58S</meta:editing-duration>
    <meta:editing-cycles>2</meta:editing-cycles>
    <meta:document-statistic meta:table-count="0" meta:image-count="0" meta:object-count="0" meta:page-count="1" meta:paragraph-count="16" meta:word-count="115" meta:character-count="650" meta:non-whitespace-character-count="540"/>
  </office:meta>
</office:document-meta>
</file>